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Footer">
      <style:text-properties fo:language="en" fo:country="US"/>
    </style:style>
    <style:style style:name="P4" style:family="paragraph" style:parent-style-name="Header">
      <style:text-properties fo:language="en" fo:country="US"/>
    </style:style>
    <style:style style:name="P5" style:family="paragraph" style:parent-style-name="Standard">
      <style:text-properties fo:language="en" fo:country="US"/>
    </style:style>
    <style:style style:name="P6" style:family="paragraph" style:parent-style-name="Heading_20_1">
      <style:text-properties fo:language="en" fo:country="US"/>
    </style:style>
    <style:style style:name="P7" style:family="paragraph" style:parent-style-name="Text_20_body">
      <style:text-properties fo:language="en" fo:country="US" officeooo:paragraph-rsid="002ab17d"/>
    </style:style>
    <style:style style:name="T1" style:family="text">
      <style:text-properties officeooo:rsid="007c7ae5"/>
    </style:style>
    <style:style style:name="T2" style:family="text">
      <style:text-properties officeooo:rsid="000b494f"/>
    </style:style>
    <style:style style:name="T3" style:family="text">
      <style:text-properties officeooo:rsid="0016db18"/>
    </style:style>
    <style:style style:name="T4" style:family="text">
      <style:text-properties officeooo:rsid="001a14db"/>
    </style:style>
    <style:style style:name="T5" style:family="text">
      <style:text-properties officeooo:rsid="001a7b3c"/>
    </style:style>
    <style:style style:name="T6" style:family="text">
      <style:text-properties officeooo:rsid="0020fd18"/>
    </style:style>
    <style:style style:name="T7" style:family="text">
      <style:text-properties officeooo:rsid="0021ed3a"/>
    </style:style>
    <style:style style:name="T8" style:family="text">
      <style:text-properties officeooo:rsid="0016920c"/>
    </style:style>
    <style:style style:name="T9" style:family="text">
      <style:text-properties officeooo:rsid="00189035"/>
    </style:style>
    <style:style style:name="T10" style:family="text">
      <style:text-properties officeooo:rsid="0016a499"/>
    </style:style>
    <style:style style:name="T11" style:family="text">
      <style:text-properties officeooo:rsid="00148494"/>
    </style:style>
    <style:style style:name="T12" style:family="text">
      <style:text-properties officeooo:rsid="001fb92e"/>
    </style:style>
    <style:style style:name="T13" style:family="text">
      <style:text-properties officeooo:rsid="00112fc6"/>
    </style:style>
    <style:style style:name="T14" style:family="text">
      <style:text-properties officeooo:rsid="000e4034"/>
    </style:style>
    <style:style style:name="T15" style:family="text">
      <style:text-properties officeooo:rsid="0020bece"/>
    </style:style>
    <style:style style:name="T16" style:family="text">
      <style:text-properties officeooo:rsid="001e4633"/>
    </style:style>
    <style:style style:name="T17" style:family="text">
      <style:text-properties officeooo:rsid="000e8a3d"/>
    </style:style>
    <style:style style:name="T18" style:family="text">
      <style:text-properties officeooo:rsid="001be292"/>
    </style:style>
    <style:style style:name="T19" style:family="text">
      <style:text-properties officeooo:rsid="001d62bb"/>
    </style:style>
    <style:style style:name="T20" style:family="text">
      <style:text-properties officeooo:rsid="00080865"/>
    </style:style>
    <style:style style:name="T21" style:family="text">
      <style:text-properties officeooo:rsid="00095fef"/>
    </style:style>
    <style:style style:name="T22" style:family="text">
      <style:text-properties officeooo:rsid="0026c347"/>
    </style:style>
    <style:style style:name="T23" style:family="text">
      <style:text-properties officeooo:rsid="0027e3c3"/>
    </style:style>
    <style:style style:name="T24" style:family="text">
      <style:text-properties officeooo:rsid="002915a9"/>
    </style:style>
    <style:style style:name="T25" style:family="text">
      <style:text-properties officeooo:rsid="002ab17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Main Story</text:h>
      <text:p text:style-name="P7"><text:span text:style-name="T6">When Howl arrived in Ingary he began studying magic at Saliman’s, where he met t</text:span>he wizard Layton, <text:span text:style-name="T7">who</text:span> <text:span text:style-name="T6">was</text:span> <text:span text:style-name="T25">her </text:span>devout apprentice. <text:span text:style-name="T7">Howl</text:span> <text:span text:style-name="T25">was a fast learner</text:span>, <text:span text:style-name="T25">and was </text:span>conquer<text:span text:style-name="T3">ing</text:span> Suliman’s benevolence. <text:span text:style-name="T25">Due to his pact with Calcifer he suddenly </text:span>reached <text:span text:style-name="T25">Layton’s</text:span> abilities, <text:span text:style-name="T25">and Layton</text:span> decided to investigate moved by envy. <text:span text:style-name="T25">H</text:span>e learned about the existence of <text:span text:style-name="T24">the demon</text:span> and tried to steal it <text:span text:style-name="T1">tricking</text:span> Howl: <text:span text:style-name="T7">Layton </text:span>decided to make <text:span text:style-name="T3">him</text:span> fall in love by transforming himself in a <text:span text:style-name="T9">charming </text:span>woman, <text:span text:style-name="T8">knowing</text:span> <text:span text:style-name="T3">Howl’s</text:span> weakness. However once he entered the <text:span text:style-name="T22">moving castle</text:span> Calcifer recognized <text:span text:style-name="T9">his</text:span> intentions, <text:span text:style-name="T9">and </text:span>he was quickly defeated by the demon whose power he had underestimated. At the time, Howl despaired so much for the sincere infatuation that he evoked a myriad of spirits <text:span text:style-name="T3">of desperation</text:span>. Impulsive and vindictive as just an adolescent can be, he locked Layton in a small urn <text:span text:style-name="T10">with all of </text:span>th<text:span text:style-name="T10">em</text:span>. <text:span text:style-name="T4">T</text:span>hen he hid the urn in a distant land <text:span text:style-name="T4">named Radme</text:span>, hoping he would never have to talk to Suliman about it.</text:p>
      <text:p text:style-name="P5"><text:span text:style-name="T4">R</text:span>ecently <text:span text:style-name="T4">Layton has been</text:span> accidentally freed by some wizards apprentices, <text:span text:style-name="T4">and</text:span> <text:span text:style-name="T1">spread</text:span> the spirits (which he learned to control) throughout Radme, bewitching the diseased brain of king Beuron of Cal. <text:span text:style-name="T4">In Ingary, </text:span>Suliman is soon alerted <text:span text:style-name="T22">by the appearance of </text:span>Layton’s monsters, and invites Howl to investigate. Howl refuses to collaborate with Suliman, <text:span text:style-name="T22">then</text:span> he goes in Cal <text:span text:style-name="T5">on his own, <text:s/>hoping to defeat his opponent while keeping the consequences of his impulsiveness hidden. T</text:span>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5">Meanwhile <text:span text:style-name="T5">our heroes</text:span>, Sophie and her friends, ask Suliman what happened to Howl, alarmed by his disappearance. <text:span text:style-name="T11">Suliman adds her faithful guard Heen to the team, and also gives to the Witch of the Waste a magic stick that allows her to walk easily.</text:span> After rapidly refining their fighting skills, <text:span text:style-name="T11">landed in the other continent,</text:span> they proceed <text:span text:style-name="T14">across</text:span> <text:span text:style-name="T14">the roaring hills of </text:span>Radme. <text:span text:style-name="T13">T</text:span>here t<text:span text:style-name="T14">hey </text:span>find out how <text:span text:style-name="T14">the mud</text:span> can be washed off with a long, <text:span text:style-name="T14">hot bath. In fact they defeat a slime monster in mines by throwing it into a hot spring, and after hours it reemerges human again, as the old village chief. Then</text:span> they reach the capital <text:span text:style-name="T15">Cal</text:span>, <text:span text:style-name="T14">where</text:span> they meet Ben, the head of a small resistance <text:span text:style-name="T16">that tries</text:span> to <text:span text:style-name="T12">oppose</text:span> Layton. Among the few survivors in <text:span text:style-name="T12">the resistance’s</text:span> hiding place there is the little <text:span text:style-name="T13">and</text:span> <text:span text:style-name="T13">unrecognized</text:span> Howl (the Witch of the Waste not<text:span text:style-name="T13">ic</text:span>es that he has a strange symbol on his neck). Eager to know what happened to their friend they infiltrate in the castle <text:span text:style-name="T15">of Cal</text:span> to interrogate the guards that <text:span text:style-name="T17">were with</text:span> Howl when he was de<text:span text:style-name="T17">feated by Layton</text:span>. The soldiers tell them <text:span text:style-name="T18">that </text:span>Howl <text:span text:style-name="T18">probably </text:span>drowned, so Sophie and the others go desperate to Beuron’s camp for help and advice. Beuron welcomes them <text:span text:style-name="T18">and </text:span>encourag<text:span text:style-name="T19">es</text:span> them not to give up, <text:span text:style-name="T19">explaining</text:span> his plan to sneak into Layton's fortress. Suddenly Layton attack<text:span text:style-name="T19">s</text:span> the camp and the king is defeated. The team remains hidden during <text:span text:style-name="T19">the final stage of </text:span>the battle, but has the opportunity to listen to Layton boast: he reveals how he defeated Howl mar<text:span text:style-name="T13">k</text:span>ing him on the neck, and how he now uses his <text:span text:style-name="T13">beautiful </text:span>experience as an ornament at the castle, he also says that wants to leave for Ingary, where he will defeat Suliman. The Witch of the Waste <text:span text:style-name="T13">understands and </text:span>reveals that the orphan child in the capital could be Howl <text:span text:style-name="T19">because of the symbol on his neck.</text:span> <text:span text:style-name="T19">T</text:span>han the team heartened proceed<text:span text:style-name="T19">s</text:span> to Layton’s fortress, beyond the swamps, where they recover the Howl’s experience. Returning to Cal <text:span text:style-name="T20">they cross the city fighting alongside the resistance,</text:span> <text:span text:style-name="T21">looking for Ben and Howl. A</text:span>fter saving them from a risky situation <text:span text:style-name="T2">in the middle of the battle</text:span>, <text:span text:style-name="T2">they bring back </text:span>Howl <text:span text:style-name="T2">to</text:span> his normal appearance. <text:span text:style-name="T2">So, r</text:span>eunited, they leave for Ingary where they will defeat Layton, who is rapidly spreading t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4T12:10:12.257000000</dc:date>
    <meta:editing-duration>PT1H7M15S</meta:editing-duration>
    <meta:editing-cycles>23</meta:editing-cycles>
    <meta:generator>LibreOffice/6.1.2.1$Windows_X86_64 LibreOffice_project/65905a128db06ba48db947242809d14d3f9a93fe</meta:generator>
    <meta:document-statistic meta:table-count="1" meta:image-count="0" meta:object-count="0" meta:page-count="1" meta:paragraph-count="6" meta:word-count="770" meta:character-count="4407" meta:non-whitespace-character-count="3643"/>
    <meta:template xlink:type="simple" xlink:actuate="onRequest" xlink:title="" xlink:href="../MasterGameDesignDocument.odm" meta:date="2018-12-13T16:01:48.917000000"/>
  </office:meta>
</office:document-meta>
</file>